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Title">Learning Log</text:p>
      <text:h text:style-name="Heading_20_2" text:outline-level="2"><text:bookmark-start text:name="section"/>2-1<text:bookmark-end text:name="section"/></text:h>
      <text:h text:style-name="Heading_20_3" text:outline-level="3"><text:bookmark-start text:name="what-i-did-today"/>What i did today<text:bookmark-end text:name="what-i-did-today"/></text:h>
      <text:p text:style-name="First_20_paragraph">2-1</text:p>
      <text:h text:style-name="Heading_20_3" text:outline-level="3"><text:bookmark-start text:name="what-i-learned-new-today"/>What i learned new today<text:bookmark-end text:name="what-i-learned-new-today"/></text:h>
      <text:list text:style-name="L1">
        <text:list-item>
          <text:p text:style-name="P1">주제: 늦은 밤 Sam에게 걸려 온 전화</text:p>
        </text:list-item>
        <text:list-item>
          <text:p text:style-name="P1">end table (소파 옆에 붙여 놓는) 작은 탁자</text:p>
        </text:list-item>
        <text:list-item>
          <text:p text:style-name="P1">have over ~으로 초대하다</text:p>
        </text:list-item>
      </text:list>
      <text:h text:style-name="Heading_20_2" text:outline-level="2"><text:bookmark-start text:name="section-1"/>2-2<text:bookmark-end text:name="section-1"/></text:h>
      <text:h text:style-name="Heading_20_3" text:outline-level="3"><text:bookmark-start text:name="what-i-did-today-1"/>What i did today<text:bookmark-end text:name="what-i-did-today-1"/></text:h>
      <text:p text:style-name="First_20_paragraph">2-2</text:p>
      <text:h text:style-name="Heading_20_3" text:outline-level="3"><text:bookmark-start text:name="what-i-learned-new-today-1"/>What i learned new today<text:bookmark-end text:name="what-i-learned-new-today-1"/></text:h>
      <text:list text:style-name="L2">
        <text:list-item>
          <text:p text:style-name="P2">주제: 게일어 작문 시간</text:p>
        </text:list-item>
        <text:list-item>
          <text:p text:style-name="P2">composition 짧은 글, 작문</text:p>
        </text:list-item>
        <text:list-item>
          <text:p text:style-name="P2">descend 내려앉다, 다가오다</text:p>
        </text:list-item>
      </text:list>
      <text:h text:style-name="Heading_20_2" text:outline-level="2"><text:bookmark-start text:name="section-2"/>2-3<text:bookmark-end text:name="section-2"/></text:h>
      <text:h text:style-name="Heading_20_3" text:outline-level="3"><text:bookmark-start text:name="what-i-did-today-2"/>What i did today<text:bookmark-end text:name="what-i-did-today-2"/></text:h>
      <text:p text:style-name="First_20_paragraph">2-3</text:p>
      <text:h text:style-name="Heading_20_3" text:outline-level="3"><text:bookmark-start text:name="what-i-learned-new-today-2"/>What i learned new today<text:bookmark-end text:name="what-i-learned-new-today-2"/></text:h>
      <text:list text:style-name="L3">
        <text:list-item>
          <text:p text:style-name="P3">주제: 봄이 찾아온 공원을 감상</text:p>
        </text:list-item>
        <text:list-item>
          <text:p text:style-name="P3">bloom 한창, 최고점</text:p>
        </text:list-item>
        <text:list-item>
          <text:p text:style-name="P3">manor 저택, 장원(莊園)</text:p>
        </text:list-item>
      </text:list>
      <text:h text:style-name="Heading_20_2" text:outline-level="2"><text:bookmark-start text:name="section-3"/>2-4<text:bookmark-end text:name="section-3"/></text:h>
      <text:h text:style-name="Heading_20_3" text:outline-level="3"><text:bookmark-start text:name="what-i-did-today-3"/>What i did today<text:bookmark-end text:name="what-i-did-today-3"/></text:h>
      <text:p text:style-name="First_20_paragraph">2-4</text:p>
      <text:h text:style-name="Heading_20_3" text:outline-level="3"><text:bookmark-start text:name="what-i-learned-new-today-3"/>What i learned new today<text:bookmark-end text:name="what-i-learned-new-today-3"/></text:h>
      <text:list text:style-name="L4">
        <text:list-item>
          <text:p text:style-name="P4">주제: 대학교 합격 소식</text:p>
        </text:list-item>
        <text:list-item>
          <text:p text:style-name="P4">overwhelmed (감정에) 휩싸인</text:p>
        </text:list-item>
        <text:list-item>
          <text:p text:style-name="P4">short of breath 숨이 가쁜</text:p>
        </text:list-item>
      </text:list>
      <text:h text:style-name="Heading_20_2" text:outline-level="2"><text:bookmark-start text:name="section-4"/>3-1<text:bookmark-end text:name="section-4"/></text:h>
      <text:h text:style-name="Heading_20_3" text:outline-level="3"><text:bookmark-start text:name="what-i-did-today-4"/>What i did today<text:bookmark-end text:name="what-i-did-today-4"/></text:h>
      <text:p text:style-name="First_20_paragraph">3-1</text:p>
      <text:h text:style-name="Heading_20_3" text:outline-level="3"><text:bookmark-start text:name="what-i-learned-new-today-4"/>What i learned new today<text:bookmark-end text:name="what-i-learned-new-today-4"/></text:h>
      <text:list text:style-name="L5">
        <text:list-item>
          <text:p text:style-name="P5">주제: 환경 변화보다 느린 진화의 속도</text:p>
        </text:list-item>
        <text:list-item>
          <text:p text:style-name="P5">incorporate (일부로) 포함하다</text:p>
        </text:list-item>
        <text:list-item>
          <text:p text:style-name="P5">approximately 대략</text:p>
        </text:list-item>
      </text:list>
      <text:h text:style-name="Heading_20_2" text:outline-level="2"><text:bookmark-start text:name="section-5"/>3-2<text:bookmark-end text:name="section-5"/></text:h>
      <text:h text:style-name="Heading_20_3" text:outline-level="3"><text:bookmark-start text:name="what-i-did-today-5"/>What i did today<text:bookmark-end text:name="what-i-did-today-5"/></text:h>
      <text:p text:style-name="First_20_paragraph">3-2</text:p>
      <text:h text:style-name="Heading_20_3" text:outline-level="3"><text:bookmark-start text:name="what-i-learned-new-today-5"/>What i learned new today<text:bookmark-end text:name="what-i-learned-new-today-5"/></text:h>
      <text:list text:style-name="L6">
        <text:list-item>
          <text:p text:style-name="P6">주제: 성공한 음악가에 대한 가족의 성원</text:p>
        </text:list-item>
        <text:list-item>
          <text:p text:style-name="P6">precondition 전제 조건</text:p>
        </text:list-item>
        <text:list-item>
          <text:p text:style-name="P6">ally 협력자, 동맹국</text:p>
        </text:list-item>
      </text:list>
      <text:h text:style-name="Heading_20_2" text:outline-level="2"><text:bookmark-start text:name="section-6"/>3-3<text:bookmark-end text:name="section-6"/></text:h>
      <text:h text:style-name="Heading_20_3" text:outline-level="3"><text:bookmark-start text:name="what-i-did-today-6"/>What i did today<text:bookmark-end text:name="what-i-did-today-6"/></text:h>
      <text:p text:style-name="First_20_paragraph">3-3</text:p>
      <text:h text:style-name="Heading_20_3" text:outline-level="3"><text:bookmark-start text:name="what-i-learned-new-today-6"/>What i learned new today<text:bookmark-end text:name="what-i-learned-new-today-6"/></text:h>
      <text:list text:style-name="L7">
        <text:list-item>
          <text:p text:style-name="P7">주제: 이야기를 경험하는 동안 불신을 유예하는 독자</text:p>
        </text:list-item>
        <text:list-item>
          <text:p text:style-name="P7">put aside ~을 제쳐 두다</text:p>
        </text:list-item>
        <text:list-item>
          <text:p text:style-name="P7">nomination 지명, 임명</text:p>
        </text:list-item>
      </text:list>
      <text:h text:style-name="Heading_20_3" text:outline-level="3"><text:bookmark-start text:name="extended-knowledge"/>Extended Knowledge<text:bookmark-end text:name="extended-knowledge"/></text:h>
      <text:p text:style-name="First_20_paragraph">약간의 거짓을 진실 속에 섞어서 사기치는 수법이 생각났다</text:p>
      <text:h text:style-name="Heading_20_2" text:outline-level="2"><text:bookmark-start text:name="section-7"/>3-4<text:bookmark-end text:name="section-7"/></text:h>
      <text:h text:style-name="Heading_20_3" text:outline-level="3"><text:bookmark-start text:name="what-i-did-today-7"/>What i did today<text:bookmark-end text:name="what-i-did-today-7"/></text:h>
      <text:p text:style-name="First_20_paragraph">3-4</text:p>
      <text:h text:style-name="Heading_20_3" text:outline-level="3"><text:bookmark-start text:name="what-i-learned-new-today-7"/>What i learned new today<text:bookmark-end text:name="what-i-learned-new-today-7"/></text:h>
      <text:list text:style-name="L8">
        <text:list-item>
          <text:p text:style-name="P8">주제: 광고의 효과에 대한 의문</text:p>
        </text:list-item>
        <text:list-item>
          <text:p text:style-name="P8">out of date 시대에 뒤떨어진, 구식의</text:p>
        </text:list-item>
        <text:list-item>
          <text:p text:style-name="P8">management board 이사회</text:p>
        </text:list-item>
      </text:list>
      <text:h text:style-name="Heading_20_2" text:outline-level="2"><text:bookmark-start text:name="section-8"/>4-1<text:bookmark-end text:name="section-8"/></text:h>
      <text:h text:style-name="Heading_20_3" text:outline-level="3"><text:bookmark-start text:name="what-i-did-today-8"/>What i did today<text:bookmark-end text:name="what-i-did-today-8"/></text:h>
      <text:p text:style-name="First_20_paragraph">4-1</text:p>
      <text:h text:style-name="Heading_20_3" text:outline-level="3"><text:bookmark-start text:name="what-i-learned-new-today-8"/>What i learned new today<text:bookmark-end text:name="what-i-learned-new-today-8"/></text:h>
      <text:list text:style-name="L9">
        <text:list-item>
          <text:p text:style-name="P9">주제: 소득 증가와 행복의 상관관계</text:p>
        </text:list-item>
        <text:list-item>
          <text:p text:style-name="P9">genuine 진정한, 진짜의</text:p>
        </text:list-item>
        <text:list-item>
          <text:p text:style-name="P9">unprecedented 전례 없는</text:p>
        </text:list-item>
      </text:list>
      <text:h text:style-name="Heading_20_2" text:outline-level="2"><text:bookmark-start text:name="section-9"/>4-2<text:bookmark-end text:name="section-9"/></text:h>
      <text:h text:style-name="Heading_20_3" text:outline-level="3"><text:bookmark-start text:name="what-i-did-today-9"/>What i did today<text:bookmark-end text:name="what-i-did-today-9"/></text:h>
      <text:p text:style-name="First_20_paragraph">4-2</text:p>
      <text:h text:style-name="Heading_20_3" text:outline-level="3"><text:bookmark-start text:name="what-i-learned-new-today-9"/>What i learned new today<text:bookmark-end text:name="what-i-learned-new-today-9"/></text:h>
      <text:list text:style-name="L10">
        <text:list-item>
          <text:p text:style-name="P10">주제: 손실에 대한 혐오</text:p>
        </text:list-item>
        <text:list-item>
          <text:p text:style-name="P10">wired 타고나는, 천성의</text:p>
        </text:list-item>
        <text:list-item>
          <text:p text:style-name="P10">in a fraction of a second 몇 분의 1초 만에, 순식간에</text:p>
        </text:list-item>
      </text:list>
      <text:h text:style-name="Heading_20_2" text:outline-level="2"><text:bookmark-start text:name="section-10"/>4-3<text:bookmark-end text:name="section-10"/></text:h>
      <text:h text:style-name="Heading_20_3" text:outline-level="3"><text:bookmark-start text:name="what-i-did-today-10"/>What i did today<text:bookmark-end text:name="what-i-did-today-10"/></text:h>
      <text:p text:style-name="First_20_paragraph">4-3</text:p>
      <text:h text:style-name="Heading_20_3" text:outline-level="3"><text:bookmark-start text:name="what-i-learned-new-today-10"/>What i learned new today<text:bookmark-end text:name="what-i-learned-new-today-10"/></text:h>
      <text:list text:style-name="L11">
        <text:list-item>
          <text:p text:style-name="P11">주제: 아름다움과 인생의 의미</text:p>
        </text:list-item>
        <text:list-item>
          <text:p text:style-name="P11">insofar as ~하는 한은, ~하는 정도까지는</text:p>
        </text:list-item>
        <text:list-item>
          <text:p text:style-name="P11">confine oneself to ~에 국한하다</text:p>
        </text:list-item>
      </text:list>
      <text:h text:style-name="Heading_20_2" text:outline-level="2"><text:bookmark-start text:name="section-11"/>4-4<text:bookmark-end text:name="section-11"/></text:h>
      <text:h text:style-name="Heading_20_3" text:outline-level="3"><text:bookmark-start text:name="what-i-did-today-11"/>What i did today<text:bookmark-end text:name="what-i-did-today-11"/></text:h>
      <text:p text:style-name="First_20_paragraph">4-4</text:p>
      <text:h text:style-name="Heading_20_3" text:outline-level="3"><text:bookmark-start text:name="what-i-learned-new-today-11"/>What i learned new today<text:bookmark-end text:name="what-i-learned-new-today-11"/></text:h>
      <text:list text:style-name="L12">
        <text:list-item>
          <text:p text:style-name="P12">주제: 연구의 본질</text:p>
        </text:list-item>
        <text:list-item>
          <text:p text:style-name="P12">hypothesis 가설</text:p>
        </text:list-item>
        <text:list-item>
          <text:p text:style-name="P12">crucial experiment 결정적 실험</text:p>
        </text:list-item>
      </text:list>
      <text:h text:style-name="Heading_20_2" text:outline-level="2"><text:bookmark-start text:name="section-12"/>6-1<text:bookmark-end text:name="section-12"/></text:h>
      <text:h text:style-name="Heading_20_3" text:outline-level="3"><text:bookmark-start text:name="what-i-did-today-12"/>What i did today<text:bookmark-end text:name="what-i-did-today-12"/></text:h>
      <text:p text:style-name="First_20_paragraph">6-1</text:p>
      <text:h text:style-name="Heading_20_3" text:outline-level="3"><text:bookmark-start text:name="what-i-learned-new-today-12"/>What i learned new today<text:bookmark-end text:name="what-i-learned-new-today-12"/></text:h>
      <text:list text:style-name="L13">
        <text:list-item>
          <text:p text:style-name="P13">주제: 도덕 의식</text:p>
        </text:list-item>
        <text:list-item>
          <text:p text:style-name="P13">betray 배신하다</text:p>
        </text:list-item>
        <text:list-item>
          <text:p text:style-name="P13">suite 묶음, (한) 벌</text:p>
        </text:list-item>
      </text:list>
      <text:h text:style-name="Heading_20_2" text:outline-level="2"><text:bookmark-start text:name="section-13"/>6-2<text:bookmark-end text:name="section-13"/></text:h>
      <text:h text:style-name="Heading_20_3" text:outline-level="3"><text:bookmark-start text:name="what-i-did-today-13"/>What i did today<text:bookmark-end text:name="what-i-did-today-13"/></text:h>
      <text:p text:style-name="First_20_paragraph">6-2</text:p>
      <text:h text:style-name="Heading_20_3" text:outline-level="3"><text:bookmark-start text:name="what-i-learned-new-today-13"/>What i learned new today<text:bookmark-end text:name="what-i-learned-new-today-13"/></text:h>
      <text:list text:style-name="L14">
        <text:list-item>
          <text:p text:style-name="P14">주제: 정당 지지자들의 맹목적인 충성심</text:p>
        </text:list-item>
        <text:list-item>
          <text:p text:style-name="P14">compile 엮어서 만들다</text:p>
        </text:list-item>
        <text:list-item>
          <text:p text:style-name="P14">committed 열성적인, 헌신적인</text:p>
        </text:list-item>
      </text:list>
      <text:h text:style-name="Heading_20_2" text:outline-level="2"><text:bookmark-start text:name="section-14"/>6-3<text:bookmark-end text:name="section-14"/></text:h>
      <text:h text:style-name="Heading_20_3" text:outline-level="3"><text:bookmark-start text:name="what-i-did-today-14"/>What i did today<text:bookmark-end text:name="what-i-did-today-14"/></text:h>
      <text:p text:style-name="First_20_paragraph">6-3</text:p>
      <text:h text:style-name="Heading_20_3" text:outline-level="3"><text:bookmark-start text:name="what-i-learned-new-today-14"/>What i learned new today<text:bookmark-end text:name="what-i-learned-new-today-14"/></text:h>
      <text:list text:style-name="L15">
        <text:list-item>
          <text:p text:style-name="P15">주제: 부정적인 생각의 순기능</text:p>
        </text:list-item>
        <text:list-item>
          <text:p text:style-name="P15">tragic 비극적인</text:p>
        </text:list-item>
        <text:list-item>
          <text:p text:style-name="P15">distressing 괴로움을 주는, 고통스러운</text:p>
        </text:list-item>
      </text:list>
      <text:h text:style-name="Heading_20_2" text:outline-level="2"><text:bookmark-start text:name="section-15"/>6-4<text:bookmark-end text:name="section-15"/></text:h>
      <text:h text:style-name="Heading_20_3" text:outline-level="3"><text:bookmark-start text:name="what-i-did-today-15"/>What i did today<text:bookmark-end text:name="what-i-did-today-15"/></text:h>
      <text:p text:style-name="First_20_paragraph">6-4</text:p>
      <text:h text:style-name="Heading_20_3" text:outline-level="3"><text:bookmark-start text:name="what-i-learned-new-today-15"/>What i learned new today<text:bookmark-end text:name="what-i-learned-new-today-15"/></text:h>
      <text:list text:style-name="L16">
        <text:list-item>
          <text:p text:style-name="P16">주제: Gould의 진화론</text:p>
        </text:list-item>
        <text:list-item>
          <text:p text:style-name="P16">gradual 점진적인</text:p>
        </text:list-item>
        <text:list-item>
          <text:p text:style-name="P16">survival of the fittest 적자생존</text:p>
        </text:list-item>
      </text:list>
      <text:h text:style-name="Heading_20_2" text:outline-level="2"><text:bookmark-start text:name="section-16"/>7-1<text:bookmark-end text:name="section-16"/></text:h>
      <text:h text:style-name="Heading_20_3" text:outline-level="3"><text:bookmark-start text:name="what-i-did-today-16"/>What i did today<text:bookmark-end text:name="what-i-did-today-16"/></text:h>
      <text:p text:style-name="First_20_paragraph">7-1</text:p>
      <text:h text:style-name="Heading_20_3" text:outline-level="3"><text:bookmark-start text:name="what-i-learned-new-today-16"/>What i learned new today<text:bookmark-end text:name="what-i-learned-new-today-16"/></text:h>
      <text:list text:style-name="L17">
        <text:list-item>
          <text:p text:style-name="P17">주제: 신체적 움직임과 창의적 사고의 관계</text:p>
        </text:list-item>
        <text:list-item>
          <text:p text:style-name="P17">get unstuck 빠져나가다</text:p>
        </text:list-item>
        <text:list-item>
          <text:p text:style-name="P17">literally 말 그대로</text:p>
        </text:list-item>
      </text:list>
      <text:h text:style-name="Heading_20_2" text:outline-level="2"><text:bookmark-start text:name="section-17"/>7-2<text:bookmark-end text:name="section-17"/></text:h>
      <text:h text:style-name="Heading_20_3" text:outline-level="3"><text:bookmark-start text:name="what-i-did-today-17"/>What i did today<text:bookmark-end text:name="what-i-did-today-17"/></text:h>
      <text:p text:style-name="First_20_paragraph">7-2</text:p>
      <text:h text:style-name="Heading_20_3" text:outline-level="3"><text:bookmark-start text:name="what-i-learned-new-today-17"/>What i learned new today<text:bookmark-end text:name="what-i-learned-new-today-17"/></text:h>
      <text:list text:style-name="L18">
        <text:list-item>
          <text:p text:style-name="P18">주제: 체계적이고 질서 정연한 우주</text:p>
        </text:list-item>
        <text:list-item>
          <text:p text:style-name="P18">a dog’s breakfast 쓰레기 더미, 더러운 것</text:p>
        </text:list-item>
        <text:list-item>
          <text:p text:style-name="P18">coherent 일관적인</text:p>
        </text:list-item>
      </text:list>
      <text:h text:style-name="Heading_20_2" text:outline-level="2"><text:bookmark-start text:name="section-18"/>7-3<text:bookmark-end text:name="section-18"/></text:h>
      <text:h text:style-name="Heading_20_3" text:outline-level="3"><text:bookmark-start text:name="what-i-did-today-18"/>What i did today<text:bookmark-end text:name="what-i-did-today-18"/></text:h>
      <text:p text:style-name="First_20_paragraph">7-3</text:p>
      <text:h text:style-name="Heading_20_3" text:outline-level="3"><text:bookmark-start text:name="what-i-learned-new-today-18"/>What i learned new today<text:bookmark-end text:name="what-i-learned-new-today-18"/></text:h>
      <text:list text:style-name="L19">
        <text:list-item>
          <text:p text:style-name="P19">주제: 사업가가 법률의 변화를 계속 인지해야 할 필요성</text:p>
        </text:list-item>
        <text:list-item>
          <text:p text:style-name="P19">constant 끊임없는, 지속적인</text:p>
        </text:list-item>
        <text:list-item>
          <text:p text:style-name="P19">accountant 회계사</text:p>
        </text:list-item>
      </text:list>
      <text:h text:style-name="Heading_20_2" text:outline-level="2"><text:bookmark-start text:name="section-19"/>7-4<text:bookmark-end text:name="section-19"/></text:h>
      <text:h text:style-name="Heading_20_3" text:outline-level="3"><text:bookmark-start text:name="what-i-did-today-19"/>What i did today<text:bookmark-end text:name="what-i-did-today-19"/></text:h>
      <text:p text:style-name="First_20_paragraph">7-4</text:p>
      <text:h text:style-name="Heading_20_3" text:outline-level="3"><text:bookmark-start text:name="what-i-learned-new-today-19"/>What i learned new today<text:bookmark-end text:name="what-i-learned-new-today-19"/></text:h>
      <text:list text:style-name="L20">
        <text:list-item>
          <text:p text:style-name="P20">주제: 프로 스포츠의 엄청난 경제 규모</text:p>
        </text:list-item>
        <text:list-item>
          <text:p text:style-name="P20">in relation to ~과 비교하여, ~과 관련하여</text:p>
        </text:list-item>
        <text:list-item>
          <text:p text:style-name="P20">practitioner 종사자, 개업자, 개업 의사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Learning Log</dc:title>
    <dc:description/>
    <dc:subject/>
    <meta:keyword/>
    <meta:initial-creator/>
    <dc:creator/>
    <meta:creation-date>2023-04-19T21:02:24Z</meta:creation-date>
    <dc:date>2023-04-19T21:02:24Z</dc:date>
  </office:meta>
</office:document-meta>
</file>